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4be884"/>
    </style:style>
    <style:style style:name="P2" style:family="paragraph" style:parent-style-name="Standard">
      <style:paragraph-properties fo:text-align="start" style:justify-single-word="false"/>
      <style:text-properties officeooo:paragraph-rsid="0056518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88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4be88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4be88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64595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518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518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54cbd" officeooo:paragraph-rsid="004be88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b63" officeooo:paragraph-rsid="00514b63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67f08" officeooo:paragraph-rsid="004be884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71aa6" officeooo:paragraph-rsid="004be88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be884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4be884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527336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4be884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4ec5ad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4be884"/>
    </style:style>
    <style:style style:name="P21" style:family="paragraph" style:parent-style-name="Standard" style:list-style-name="L6">
      <style:paragraph-properties fo:text-align="start" style:justify-single-word="false"/>
      <style:text-properties officeooo:paragraph-rsid="004be884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55e24e" officeooo:paragraph-rsid="004be884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5e24e" officeooo:paragraph-rsid="004f9a0b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55e24e" officeooo:paragraph-rsid="004be884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567f08" officeooo:paragraph-rsid="004be884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4b63" officeooo:paragraph-rsid="00514b63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67f0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f0e9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ec5a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f9a0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79eff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a08d0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67f08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71aa6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be88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f9a0b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20572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27336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8d3f0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37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2"><text:span text:style-name="T17">5</text:span><text:span text:style-name="T18">0</text:span><text:span text:style-name="T19">2</text:span><text:span text:style-name="T16"> - </text:span><text:span text:style-name="T14">A/G</text:span><text:span text:style-name="T15"> -</text:span><text:span text:style-name="T20"> </text:span><text:span text:style-name="T21">LITENING pod </text:span><text:span text:style-name="T27">TPOD/</text:span><text:span text:style-name="T21">TGP</text:span><text:span text:style-name="T26">, LGBs</text:span><text:span text:style-name="T29">, APKWS</text:span></text:p>
      <text:p text:style-name="P6"/>
      <text:p text:style-name="P1"><text:span text:style-name="T21">TGP</text:span><text:span text:style-name="T2"> switch ... </text:span><text:span text:style-name="T20">ON</text:span><text:span text:style-name="T2"> </text:span><text:span text:style-name="T30">(</text:span><text:span text:style-name="T31">left instrument panel</text:span><text:span text:style-name="T30">)</text:span><text:span text:style-name="T32">, takes 60 seconds to warm up</text:span></text:p>
      <text:p text:style-name="P1"><text:span text:style-name="T33">L</text:span><text:span text:style-name="T34">ASER</text:span><text:span text:style-name="T31"> switch ... </text:span><text:span text:style-name="T35">ARM</text:span><text:span text:style-name="T31"> (left instrument panel)</text:span></text:p>
      <text:p text:style-name="P3"/>
      <text:p text:style-name="P1"><text:span text:style-name="T22">Designate a target with </text:span><text:span text:style-name="T21">TGP</text:span></text:p>
      <text:list xml:id="list60815457" text:style-name="L1">
        <text:list-item>
          <text:p text:style-name="P11">On <text:span text:style-name="T36">right MFD</text:span>, go to <text:span text:style-name="T36">TGP</text:span> page either by pressing <text:span text:style-name="T36">TGP</text:span> OSB, or with <text:span text:style-name="T36">Coolie Hat right short</text:span> (<text:span text:style-name="T36">Dish Hat right short</text:span>) to cycle pages.</text:p>
        </text:list-item>
        <text:list-item>
          <text:p text:style-name="P15"><text:span text:style-name="T3">Press </text:span><text:span text:style-name="T22">Coolie Hat </text:span><text:span text:style-name="T21">right long</text:span><text:span text:style-name="T4"> (</text:span><text:span text:style-name="T22">Dish Hat </text:span><text:span text:style-name="T21">right long</text:span><text:span text:style-name="T4">) to put </text:span><text:span text:style-name="T22">SOI</text:span><text:span text:style-name="T4"> in </text:span><text:span text:style-name="T21">TGP</text:span><text:span text:style-name="T3"> MFD</text:span><text:span text:style-name="T4">.</text:span></text:p>
        </text:list-item>
        <text:list-item>
          <text:p text:style-name="P15"><text:span text:style-name="T5">C</text:span><text:span text:style-name="T3">ontrols with </text:span><text:span text:style-name="T21">TGP</text:span><text:span text:style-name="T3"> as </text:span><text:span text:style-name="T21">SOI</text:span><text:span text:style-name="T3">:</text:span></text:p>
        </text:list-item>
      </text:list>
      <text:list text:style-name="L2">
        <text:list-item>
          <text:list>
            <text:list-item>
              <text:p text:style-name="P22"><text:span text:style-name="T13">Slew</text:span><text:span text:style-name="T1"> ... </text:span><text:span text:style-name="T13">TDC Ministick</text:span></text:p>
            </text:list-item>
            <text:list-item>
              <text:p text:style-name="P22"><text:span text:style-name="T13">Zoom</text:span><text:span text:style-name="T1"> ... </text:span><text:span text:style-name="T13">DMS forward/aft</text:span><text:span text:style-name="T1"> (</text:span><text:span text:style-name="T13">Middle Finger Hat up/down</text:span><text:span text:style-name="T1">)</text:span></text:p>
            </text:list-item>
            <text:list-item>
              <text:p text:style-name="P22"><text:span text:style-name="T13">FOV toggle</text:span><text:span text:style-name="T1"> ... </text:span><text:span text:style-name="T13">China Hat forward short</text:span><text:span text:style-name="T1"> (</text:span><text:span text:style-name="T13">Front Thumb Button press short</text:span><text:span text:style-name="T1">)</text:span></text:p>
            </text:list-item>
            <text:list-item>
              <text:p text:style-name="P22"><text:span text:style-name="T25">Lock target and </text:span><text:span text:style-name="T13">Point/Area track</text:span><text:span text:style-name="T1"> </text:span><text:span text:style-name="T6">toggle </text:span><text:span text:style-name="T1">... </text:span><text:span text:style-name="T13">TMS up short</text:span><text:span text:style-name="T1"> (</text:span><text:span text:style-name="T13">Gray Reset Hat forward short</text:span><text:span text:style-name="T1">)</text:span></text:p>
            </text:list-item>
            <text:list-item>
              <text:p text:style-name="P22"><text:span text:style-name="T13">Set SPI at crosshairs</text:span><text:span text:style-name="T1"> ... </text:span><text:span text:style-name="T13">TMS up long</text:span><text:span text:style-name="T1"> (</text:span><text:span text:style-name="T13">Gray Reset Hat forward long</text:span><text:span text:style-name="T1">)</text:span></text:p>
            </text:list-item>
            <text:list-item>
              <text:p text:style-name="P16"><text:span text:style-name="T21">Reset to boresight</text:span><text:span text:style-name="T3"> ... </text:span><text:span text:style-name="T21">China Hat aft short</text:span><text:span text:style-name="T3"> (</text:span><text:span text:style-name="T21">Rear Thumb Button press short</text:span><text:span text:style-name="T3">)</text:span></text:p>
            </text:list-item>
            <text:list-item>
              <text:p text:style-name="P16"><text:span text:style-name="T21">Reset to steerpoint</text:span><text:span text:style-name="T3"> ... </text:span><text:span text:style-name="T21">China Hat aft long</text:span><text:span text:style-name="T3"> (</text:span><text:span text:style-name="T21">Rear Thumb Button press long</text:span><text:span text:style-name="T3">)</text:span></text:p>
            </text:list-item>
            <text:list-item>
              <text:p text:style-name="P16"><text:span text:style-name="T21">Reset to SPI</text:span><text:span text:style-name="T3"> ... </text:span><text:span text:style-name="T21">China Hat forward long</text:span><text:span text:style-name="T3"> (</text:span><text:span text:style-name="T21">Front Thumb Button press long</text:span><text:span text:style-name="T3">)</text:span></text:p>
            </text:list-item>
            <text:list-item>
              <text:p text:style-name="P22"><text:span text:style-name="T13">FLIR/CCD mode</text:span><text:span text:style-name="T1"> ... </text:span><text:span text:style-name="T13">Boat Switch forward/aft</text:span><text:span text:style-name="T1"> (</text:span><text:span text:style-name="T13">Pinky Switch down/up</text:span><text:span text:style-name="T1">) for </text:span><text:span text:style-name="T13">FLIR BHOT/WHOT</text:span><text:span text:style-name="T1">, </text:span><text:span text:style-name="T13">Boat Switch center</text:span><text:span text:style-name="T1"> (</text:span><text:span text:style-name="T13">Pinky Switch press</text:span><text:span text:style-name="T1">) for </text:span><text:span text:style-name="T13">CCD</text:span><text:span text:style-name="T1"> (TV mode).</text:span></text:p>
            </text:list-item>
          </text:list>
        </text:list-item>
      </text:list>
      <text:list xml:id="list221648208820984" text:continue-list="list60815457" text:style-name="L1">
        <text:list-item>
          <text:p text:style-name="P23"><text:span text:style-name="T1">When pointed at the target, press </text:span><text:span text:style-name="T13">TMS up short</text:span><text:span text:style-name="T1"> (</text:span><text:span text:style-name="T13">Gray Reset Hat forward short</text:span><text:span text:style-name="T1">) to set point or area track</text:span><text:span text:style-name="T11">.</text:span></text:p>
        </text:list-item>
        <text:list-item>
          <text:p text:style-name="P23"><text:span text:style-name="T11">Then </text:span><text:span text:style-name="T13">TMS up long</text:span><text:span text:style-name="T1"> (</text:span><text:span text:style-name="T13">Gray Reset Hat forward long</text:span><text:span text:style-name="T1">) to set </text:span><text:span text:style-name="T13">SPI</text:span><text:span text:style-name="T1">.</text:span></text:p>
        </text:list-item>
      </text:list>
      <text:p text:style-name="P3"/>
      <text:p text:style-name="P4">Share your SPI with other flight members</text:p>
      <text:list text:style-name="L3">
        <text:list-item>
          <text:p text:style-name="P17"><text:span text:style-name="T7">When you have a SPI</text:span><text:span text:style-name="T12">, p</text:span><text:span text:style-name="T7">ress </text:span><text:span text:style-name="T22">TMS long left</text:span><text:span text:style-name="T4"> (</text:span><text:span text:style-name="T28">Gray Reset </text:span><text:span text:style-name="T22">Hat long left</text:span><text:span text:style-name="T4">)</text:span><text:span text:style-name="T7"> to broadcast it.</text:span><text:span text:style-name="T4"> </text:span><text:span text:style-name="T7">(</text:span><text:span text:style-name="T4">TAD page shows SPI ON.</text:span><text:span text:style-name="T7">)</text:span></text:p>
        </text:list-item>
      </text:list>
      <text:p text:style-name="P3"/>
      <text:p text:style-name="P5">Change laser code and fire laser</text:p>
      <text:list text:style-name="L4">
        <text:list-item>
          <text:p text:style-name="P12">Change laser code:</text:p>
          <text:list>
            <text:list-item>
              <text:p text:style-name="P18"><text:span text:style-name="T3">Press </text:span><text:span text:style-name="T21">CNTL</text:span><text:span text:style-name="T3"> OSB.</text:span></text:p>
            </text:list-item>
            <text:list-item>
              <text:p text:style-name="P24"><text:span text:style-name="T1">Enter new laser code in </text:span><text:span text:style-name="T13">UFC scratchpad</text:span><text:span text:style-name="T1">, then press </text:span><text:span text:style-name="T13">L3 OSB</text:span><text:span text:style-name="T1"> to update the laser code.</text:span></text:p>
            </text:list-item>
            <text:list-item>
              <text:p text:style-name="P24"><text:span text:style-name="T1">Press </text:span><text:span text:style-name="T13">RTN</text:span><text:span text:style-name="T1"> OSB to return to main screen.</text:span></text:p>
            </text:list-item>
          </text:list>
        </text:list-item>
        <text:list-item>
          <text:p text:style-name="P19"><text:span text:style-name="T9">Toggle f</text:span><text:span text:style-name="T3">ir</text:span><text:span text:style-name="T9">ing</text:span><text:span text:style-name="T3"> the laser</text:span><text:span text:style-name="T8"> with </text:span><text:span text:style-name="T21">NWS button</text:span><text:span text:style-name="T3"> (</text:span><text:span text:style-name="T21">Flip Down Trigger</text:span><text:span text:style-name="T3">)</text:span><text:span text:style-name="T8">. <text:s/>On the MFD, "</text:span><text:span text:style-name="T23">L</text:span><text:span text:style-name="T8">" will be flashing when laser is firing.</text:span></text:p>
        </text:list-item>
      </text:list>
      <text:list text:style-name="L5">
        <text:list-item>
          <text:list>
            <text:list-item>
              <text:p text:style-name="P20"><text:span text:style-name="T10">(optional) </text:span><text:span text:style-name="T8">C</text:span><text:span text:style-name="T6">hange NWS button to fire laser only while held or to toggle laser firing with </text:span><text:span text:style-name="T24">CNTL</text:span><text:span text:style-name="T6"> OSB, </text:span><text:span text:style-name="T24">LATCH</text:span><text:span text:style-name="T6"> OSB. <text:s/></text:span><text:span text:style-name="T24">ON</text:span><text:span text:style-name="T6"> = NWS toggles laser, </text:span><text:span text:style-name="T24">OFF</text:span><text:span text:style-name="T6"> = laser fires only while NWS is held.</text:span></text:p>
            </text:list-item>
          </text:list>
        </text:list-item>
      </text:list>
      <text:p text:style-name="P3"/>
      <text:p text:style-name="P3">Display</text:p>
      <text:list text:style-name="L6">
        <text:list-item>
          <text:p text:style-name="P21"><text:span text:style-name="T6">Below crosshairs is </text:span><text:span text:style-name="T8">the tracking mode, laser status, and range with range source:</text:span></text:p>
          <text:list>
            <text:list-item>
              <text:p text:style-name="P13">Tracking mode: <text:span text:style-name="T36">AREA</text:span>, <text:span text:style-name="T36">POINT</text:span>, <text:span text:style-name="T36">INR-A</text:span> (inertial area, masked), <text:span text:style-name="T36">INR-P</text:span> (ditto, point), or <text:span text:style-name="T36">INR</text:span></text:p>
            </text:list-item>
            <text:list-item>
              <text:p text:style-name="P21"><text:span text:style-name="T8">Laser status: </text:span><text:span text:style-name="T23">P</text:span><text:span text:style-name="T8">=Pointer, </text:span><text:span text:style-name="T23">L</text:span><text:span text:style-name="T8">=Laser, </text:span><text:span text:style-name="T23">B</text:span><text:span text:style-name="T8">=Both pointer and laser, (</text:span><text:span text:style-name="T23">T</text:span><text:span text:style-name="T8"> prefix=Training)</text:span></text:p>
              <text:list>
                <text:list-item>
                  <text:p text:style-name="P25"><text:span text:style-name="T13">Flashing</text:span><text:span text:style-name="T1"> laser status letter means laser is firing.</text:span></text:p>
                </text:list-item>
              </text:list>
            </text:list-item>
            <text:list-item>
              <text:p text:style-name="P25"><text:span text:style-name="T1">Range is slant range to target, and range source is: </text:span><text:span text:style-name="T13">L</text:span><text:span text:style-name="T1">=laser range, </text:span><text:span text:style-name="T13">T</text:span><text:span text:style-name="T1">=trigonometric range, </text:span><text:span text:style-name="T13">E</text:span><text:span text:style-name="T1">=pod is slewing and not tracking a target</text:span></text:p>
            </text:list-item>
          </text:list>
        </text:list-item>
        <text:list-item>
          <text:p text:style-name="P14">Yardstick number is to the right of the crosshairs, shows distance of right crosshair bar on the ground.</text:p>
        </text:list-item>
        <text:list-item>
          <text:p text:style-name="P13">Bottom of screen shows coordinates of crosshairs. <text:s/>(Format can be changed in <text:span text:style-name="T36">CNTL</text:span> OSB, <text:span text:style-name="T36">R2 OSB</text:span>.)</text:p>
        </text:list-item>
      </text:list>
      <text:p text:style-name="P9"/>
      <text:p text:style-name="P10">GBU-12/16/10 LGBs -- WIP needs verification/organization</text:p>
      <text:list text:style-name="L7">
        <text:list-item>
          <text:p text:style-name="P26">Set up for <text:span text:style-name="T36">CCRP</text:span> bombing as described on other page.</text:p>
        </text:list-item>
        <text:list-item>
          <text:p text:style-name="P26">Designate a target with the TGP and <text:span text:style-name="T36">set as SPI</text:span> with <text:span text:style-name="T36">TMS forward long</text:span> (<text:span text:style-name="T36">Gray Reset Hat forward long</text:span>).</text:p>
        </text:list-item>
        <text:list-item>
          <text:p text:style-name="P26">Drop on target as with <text:span text:style-name="T36">CCRP</text:span> mode.</text:p>
        </text:list-item>
        <text:list-item>
          <text:p text:style-name="P26">Toggle laser firing with <text:span text:style-name="T36">Flip-down Trigger pres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3T22:16:46.586000000</dc:date>
    <meta:editing-duration>P1DT12H43M10S</meta:editing-duration>
    <meta:editing-cycles>6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6" meta:word-count="544" meta:character-count="2900" meta:non-whitespace-character-count="2431"/>
  </office:meta>
</office:document-meta>
</file>